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officeooo:rsid="0007afef" officeooo:paragraph-rsid="0007afe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fo:font-size="14pt" officeooo:rsid="0007afef" officeooo:paragraph-rsid="0007afef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PROGRAMMAZIONE CONCORRENTE TRA THREAD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32:53.511967020</meta:creation-date>
    <dc:date>2019-12-09T16:34:29.913168936</dc:date>
    <meta:editing-duration>PT1M36S</meta:editing-duration>
    <meta:editing-cycles>1</meta:editing-cycles>
    <meta:document-statistic meta:table-count="0" meta:image-count="0" meta:object-count="0" meta:page-count="1" meta:paragraph-count="1" meta:word-count="5" meta:character-count="45" meta:non-whitespace-character-count="41"/>
    <meta:generator>LibreOffice/6.2.8.2$Linux_X86_64 LibreOffice_project/f82ddfca21ebc1e222a662a32b25c0c9d20169ee</meta:generator>
  </office:meta>
</office:document-meta>
</file>